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>
        <style:tab-stops>
          <style:tab-stop style:position="4.267cm"/>
        </style:tab-stops>
      </style:paragraph-properties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f8892"/>
    </style:style>
    <style:style style:name="P6" style:family="paragraph" style:parent-style-name="Normal">
      <style:text-properties officeooo:paragraph-rsid="000f8892"/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margin-left="0cm" fo:margin-right="0cm" fo:text-indent="0cm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3" style:family="text">
      <style:text-properties style:language-asian="el" style:country-asian="GR" style:language-complex="el" style:country-complex="GR"/>
    </style:style>
    <style:style style:name="T4" style:family="text">
      <style:text-properties style:language-asian="en" style:country-asian="US" style:language-complex="en" style:country-complex="US"/>
    </style:style>
    <style:style style:name="T5" style:family="text">
      <style:text-properties fo:language="fr" fo:country="FR" officeooo:rsid="000f88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5">G</text:span><text:bookmark-start text:name="bookmark0"/>ALENI DE CVIVSQVE ANIMI PECCA-<text:line-break/>TORVM DIGNoTIONE ATQVE MEDELA<text:line-break/>LIBELLUS.<text:bookmark-end text:name="bookmark0"/></text:h>
      <text:h text:style-name="Heading_20_2" text:outline-level="2">Cap. I. </text:h>
      <text:p text:style-name="P5">Equidem cujusque animi perturbationum<text:line-break/>dign<text:span text:style-name="Default_20_Paragraph_20_Font"><text:span text:style-name="T1">a</text:span></text:span>tio ac curatio secundum traditam superiori com-<text:line-break/>mentario rationem enarratu est; at deinceps de peccatis<text:line-break/>dicendum erit. Exordior itaque, ac nunc optimo exor-<text:line-break/>dio, quod omnes concedunt, effi non operibus demon-<text:line-break/>strant; quid nimirum peccatum vocitent, oratione percur-<text:line-break/>ram, ut nobis procede<text:span text:style-name="Default_20_Paragraph_20_Font"><text:span text:style-name="T1">n</text:span></text:span>te oratione ambiguitas nullarelin-</text:p>
      <text:p text:style-name="P2">quatur, doceboque, ut omnes Graeci hac uti voce consue-<text:line-break/>verint. Interdum quidem de iis intelligitur, quae ju-<text:line-break/>dicio non recte fiunt, adeo ut sit solius rationalis ani-<text:line-break/>mae facultatis; interdum vero communiter, ut cum bruta<text:line-break/>facultate coniungatur .<text:tab/>. . .<text:span text:style-name="Default_20_Paragraph_20_Font"><text:span text:style-name="T1"> </text:span></text:span>quid-</text:p>
      <text:p text:style-name="Normal">nam sit peccati consensus, omnibus in aperto est; quid<text:line-break/>vero imbecillus <text:span text:style-name="Default_20_Paragraph_20_Font"><text:span text:style-name="T1">consensus, </text:span></text:span>non item; siquidem nonnullis<text:line-break/>imbecillum hunc assensum inter virtutem vitiumque me-<text:line-break/>diunr ponere satius esse visum est; imbecillum vero esse<text:line-break/>consensum praedicant, quum nobis ipsis nondum ita ve-<text:line-break/>ram esse opinionem aliquam persuaserimus, ut exempli<text:line-break/>gratia, in utraque manu quinos habere digitos, aut bis<text:line-break/>duo quatuor esse. Forsan utique senem quempiam offen-<text:line-break/>deris, qui in omni vita veris peccatis operam dederit,<text:line-break/>vel alicui scientificam demonstrationem habenti infirme<text:line-break/>assentiri. Scientia igitur geometrae de his, quae per En-<text:line-break/>elidis elementa demonsseata sunt, talis est, qualis partium<text:line-break/>est, bis duc quatuor esse: eandem quoque scientiam et.</text:p>
      <text:p text:style-name="P3">deluceps traditorum de sphaera praeceptorum habet, quem-<text:line-break/>admodum et omnium fecundum haec resolutorum de tur-<text:line-break/>binatis figuris atque gnomonicis. Quamob<text:span text:style-name="Default_20_Paragraph_20_Font"><text:span text:style-name="T1">r</text:span></text:span>em, si parum<text:line-break/>quis ambigat, neque p<text:span text:style-name="Default_20_Paragraph_20_Font"><text:span text:style-name="T1">r</text:span></text:span>oprium ipsis consensum praebeat,<text:line-break/>quem compreheusionem nonnulli appellant, hoc esse pec-<text:line-break/>catum, ut hominis videlicet geometrae, quispiam jure<text:line-break/>concesserit At ejus, qui in vita peccet bonis malilque<text:line-break/>cognoscendis, possidendis, aut evitandis, improbae opinio-<text:line-break/>nes falsaeque consistunt, assensus videlicet aut proclivis,<text:line-break/>aut imbecillus. Hic jam igitur periculum impendet, ne<text:line-break/>parvum simul et maximum peccatum committatur, si:<text:line-break/>falsae de bonis .ac malis opinioni assentiamur Secun-<text:line-break/>dum Academicos plane ac Pyrrhoneos eorum, quae a no-.<text:line-break/>bis inquiruntur, scientificam demonstrationem haberi ne-<text:line-break/>gantes, omnes qui nunc habentur <text:span text:style-name="Default_20_Paragraph_20_Font"><text:span text:style-name="T1">de re aliqua</text:span></text:span> consum-<text:line-break/>sus, necessario sunt temerarii, quin etiam et falsi esse<text:line-break/>possunt. Ajunt praeterea, philosophorum latas de bonis<text:line-break/>malisque inter fe pugnantes sententias veras esse non</text:p>
      <text:p text:style-name="P3">posse; posse tamen fortassis esse falsas omnes, ut neque<text:line-break/>voluptas bonum sit, neque perturbationum vacuitas, ne-<text:line-break/>que virtus, neque ab ipsa procedens actio, neque aliud<text:line-break/>omnino quicquam eorum, quae a philosophis enumerata<text:line-break/>sunt lu primis itaque eum , qui a peccatis mundus esse<text:line-break/>cupiat, rei illius ignotae, quam invenire satagit, detnon-<text:line-break/>stratio sit nec ne, considerare oportet, idque non obiter<text:line-break/>modo, fied longo etiam tempore i<text:span text:style-name="Default_20_Paragraph_20_Font"><text:span text:style-name="T1">n</text:span></text:span>ter veracissimos ho-<text:line-break/>mines versantem, qui naturali quadam prudentia praediti<text:line-break/>sint, atque in rationalibus disciplinis exercitati, qualis est<text:line-break/>demonstrativa rnethodus, speculari conveniet Delude<text:line-break/>quum quis ipfam fe i<text:span text:style-name="Default_20_Paragraph_20_Font"><text:span text:style-name="T1">n</text:span></text:span>venisse sibi perfunserit, postea longo<text:line-break/>temporis intervallo iterum fe<text:span text:style-name="Default_20_Paragraph_20_Font"><text:span text:style-name="T1">t</text:span></text:span>e exercere debet, antequam<text:line-break/>ad maximarum rerum inquisitionem accedat; aut propter<text:line-break/>bonum (quod siane et ritae finem nuncupant) compara-<text:line-break/>tum felices nos, aut beatos, aut quod quis aliter noni.,<text:line-break/>pa<text:span text:style-name="Default_20_Paragraph_20_Font"><text:span text:style-name="T1">r</text:span></text:span>e velit, efficiat.</text:p>
      <text:h text:style-name="Heading_20_2" text:outline-level="2">Cap. II.</text:h>
      <text:p text:style-name="P5"><text:s/>Nonne igitur, per deos, illi, qui prius,<text:line-break/>quam demonstrativam methodum sisse invenisse credunt,</text:p>
      <text:p text:style-name="P3">ad maximarum rerum indagationem transeunt, evidenter<text:line-break/>temerarii sunt? mihi equidem maxime hujusmodi esse<text:line-break/>videntur; isti enim idem faciunt atque illi, qui, antequam<text:line-break/>fatis fe in numerorum scientia exercuisse sibi persuule-<text:line-break/>rint, aliquid de supputato<text:span text:style-name="Default_20_Paragraph_20_Font"><text:span text:style-name="T1">r</text:span></text:span>iis praeceptis atque arithme-<text:line-break/>ticis enunciare audent. Igitur, ut hos plerumque falli<text:line-break/>necesse est, itu et quicunque prius aliqua demonstrare<text:line-break/>conantur, quam in demonstrativa methodo versati sint,<text:line-break/>quin errores committant, fieri nequit. Etenim quod non-<text:line-break/>nulli ex his, qui falsa edocent, quibusdam persuadeant,<text:line-break/>sectarum multitudo testatur; quod vero neque illis haec,<text:line-break/>nisi aliqua similitudo intercederet, persuadere potuissent,<text:line-break/>cuique palam est; neque parvam hanc esse similitudinem<text:line-break/>prosectu existimare convenit, nam alioqui facillime de-<text:line-break/>preheuderetur, neque longo temporis decurfu nedum f<text:line-break/>clarissimis viris, sed etiam a vulgaribus examinaretur.<text:line-break/>Quod itaque in re medica Hippocrates usu venire ajebat,<text:line-break/>illud et in philosophia accidere videtur. . Dicebat autem<text:line-break/>Hippocrates, similitudines bonis etiam medicis errores</text:p>
      <text:p text:style-name="P3">difficultatesque parete, utpote non vulgaribus dumtaxat<text:line-break/>medicis,. verum etiam nobilissimis ob similitudines in era<text:line-break/>rorem labentibus. Qua<text:span text:style-name="Default_20_Paragraph_20_Font"><text:span text:style-name="T1">r</text:span></text:span>e neque alienum est, in philo-<text:line-break/>sophia etiam optimis philosophis dubitationes erroresque<text:line-break/>ex :fimilitudluibus suboriri; gemellorum fimilitudines, quos,<text:line-break/>qui cum ipfis versari consueverunt, .facile dignoscunt,<text:line-break/>non assueti minime id queunt.. Eadem ratione et illae<text:line-break/>quae in rationibus sunt fimilitudines eos, qui sese non<text:line-break/>diu neque quotidie in struendis rationibus exercue-<text:line-break/>runt , quemadmodum et gemellorum fratrum similitu-<text:line-break/>dines, qui cum iis vivunt et consuetudinem habent, pof-<text:line-break/>sunt dignoscere. Hoc utique unum primum est eorum<text:line-break/>peccatum maximum, qui aliquid fle humanae vitae bonis<text:line-break/>malisque. temere pronunciant, natum ex amore sui, aut<text:line-break/>apparentis sapientiae, aut jactantiae, aut ambitionis causa ;<text:line-break/>siquidem.. nonnulli recte sese opinari sibi persuaserunt,<text:line-break/>nonnulli. honoris aut simulationis causa ea proximis pro-<text:line-break/>bare cona<text:span text:style-name="Default_20_Paragraph_20_Font"><text:span text:style-name="T1">n</text:span></text:span>tur, de quibus ipsi. dubitant; peccant sane utri-.<text:line-break/>que, secundi scientes ac volentes, quorum vitium ex per-</text:p>
      <text:p text:style-name="P3">turbatione animi proficiscitur; primi vero nescie<text:span text:style-name="Default_20_Paragraph_20_Font"><text:span text:style-name="T1">n</text:span></text:span>tes, ipsi,-<text:line-break/>rumque error peccatum proprie dici merebitur. Recte<text:line-break/>igitur isti fecerint, si Aefopi manticamm meminerint, suas-<text:line-break/>que rpforum opiniones aliis examinandas concesserint, haud<text:line-break/>per Iovem talibus, quales ipsi funt, non suium in demon-<text:line-break/>itrativa methodo minime verfati, sed etiam aliarum disci-<text:line-break/>plinarum imperiti, quibus imbutus animus acuitur ac<text:line-break/>excitatur, utpote geometria, arithmetica, supputaloria,<text:line-break/>aedificatoria et astronomia. Ex his porro nonnulli ne-<text:line-break/>que rhetoris, neque, id qu<text:span text:style-name="Default_20_Paragraph_20_Font"><text:span text:style-name="T1">o</text:span></text:span>d maxime praesto est, gram-<text:line-break/>matici doctrina eruditi, sed adeo in sermonibus i<text:span text:style-name="Default_20_Paragraph_20_Font"><text:span text:style-name="T1">n</text:span></text:span>exerci-<text:line-break/>tati sunt, ut neque ea, quae a me dicantur, audie<text:span text:style-name="Default_20_Paragraph_20_Font"><text:span text:style-name="T1">n</text:span></text:span>tes in-<text:line-break/>tellige<text:span text:style-name="Default_20_Paragraph_20_Font"><text:span text:style-name="T1">n</text:span></text:span>tia assequi valeant. Quae profect<text:span text:style-name="Default_20_Paragraph_20_Font"><text:span text:style-name="T1">o</text:span></text:span> ego animadver-<text:line-break/>tens , quum aliquem fermonem feci ipsis , ut dicta mea<text:line-break/>repetant, jubeo; tunc enim revera, quemadmodum estur<text:line-break/>lyram, ita et isti ea, quae a me dicta funt, neutiquam<text:line-break/>percepisse deprehenduntur; nihilominus tamen in .tantum<text:line-break/>audaciae vel temeritatis deve<text:span text:style-name="Default_20_Paragraph_20_Font"><text:span text:style-name="T1">n</text:span></text:span>erunt, ut ab iis, qui prima<text:line-break/>elementa didicerint, eo ludibrio habiti, quod quae au-</text:p>
      <text:p text:style-name="P3">dixerint recitare nequeant, nihil propterea erubescant;<text:line-break/>seipsos tantum veritatem agnoscere, ali<text:span text:style-name="Default_20_Paragraph_20_Font"><text:span text:style-name="T1">o</text:span></text:span>s disciplinis in-<text:line-break/>structos tempus frustra perdidisse opinentur; verum non<text:line-break/>iIIis quicquam me profuturum sperans, in hunc sermonem<text:line-break/>diverti. Plures enim ipsorum, etiamsi velint, nihil sub-<text:line-break/>sidii capere poterunt, quum neque aetatem ipsam am-<text:line-break/>plius disciplinis percipiendis idoneam habeant. Quisquis<text:line-break/>vero natura prudens est, et eatenus primis rudimentis<text:line-break/>operam dedit, ut, quae audiverit, maxime quidem ore<text:line-break/>Proferre statim, sin id minus, at <text:span text:style-name="Default_20_Paragraph_20_Font"><text:span text:style-name="T1">s</text:span></text:span>altem scriptis mandare<text:line-break/>vaIeat, <text:span text:style-name="Default_20_Paragraph_20_Font"><text:span text:style-name="T1">s</text:span></text:span>ermonem hunc nostrum sibi subsidio futurum<text:line-break/>scito, modo sit cx toto veritatis amator. In hoc enim id<text:line-break/>omne momentum positum est ad veritatis cognitionem, ac<text:line-break/>Primum oportet natum esse, deinde optima ac liberali<text:line-break/>educatione usum fuisse ; at qui in veritatem explorandam<text:line-break/>numme natma seratur, et in- flagitiosis inhonestisque stu-<text:line-break/>diis institutum fuerit, nequaquam iste aut sponte comm<text:span text:style-name="Default_20_Paragraph_20_Font"><text:span text:style-name="T1">o-<text:line-break/></text:span></text:span>lus, aut ab alio concitatus, veritatem unquam appetere<text:line-break/>valebit. Quocirca neque ego unquam id genus homini</text:p>
      <text:p text:style-name="P3">opem; ferre pollicitus sum, sed, ut modo retuli, veritatis<text:line-break/>amico iter illud- ostendere pro viribus conabor, quod in<text:line-break/>tuta vita perquisivi, illudque solum esse, . quod .proxime<text:line-break/>subiiciam, mihi persuasi.</text:p>
      <text:h text:style-name="Heading_20_2" text:outline-level="2">Cap. HI. : </text:h>
      <text:p text:style-name="P5">Nam - dignum puto, inquam, ut, qui di-<text:line-break/>dicerintea, quae f de methodo demonstrativa a majoribus<text:line-break/>nostris tradita sunt, in aliis rebus. ante periculum faciant,<text:line-break/>nunquid revera aliquod quaesitorum inveniant; esseque<text:line-break/>hujusmodi rerum naturam idoneam, ut suis inventoribus<text:line-break/>testimonium perhibeat; ut exempli causa in hoc, .datam<text:line-break/>rectam aut praeceptas. partes elividere; fortassis. p enitus<text:line-break/>rudes, quidnam dicatur, non intelligunt. Ego vero per-<text:line-break/>inde atque si omnes ipsi adessent,- clarius dicere iuri-<text:line-break/>piam. Rectam datam fermo noster intelligit lineam re-<text:line-break/>etam lu plano aliquo absolute aequali propositam, praece-<text:line-break/>ptas autum partes pro praesumentis arbitrio; si quis.pro-<text:line-break/>positam rectam in quinque aequales partes, aut septem.<text:line-break/>aut vigi<text:span text:style-name="Default_20_Paragraph_20_Font"><text:span text:style-name="T1">n</text:span></text:span>ti, aut centum dividi subeat; nam si methodrim</text:p>
      <text:p text:style-name="P3">unam inveneris aut ab alio edoctus usus ea fueris, in quot<text:line-break/>velis partes propositam rectam partici, res ipsa tibi testis<text:line-break/>erit, omuesque particulae ita dividentibus exquisite cer-<text:line-break/>nentur aequales, atque id genus omnia problemata firme<text:line-break/>reperta sunt per ea, quae sunt evidentia; ut quum dato<text:line-break/>quadrangulo circulum circumscribere, aut pariter et dato<text:line-break/>circulo, quadrangulum ciccum intusve scribere jubemus;<text:line-break/>rursus quum dato pentagono aequilatero et aequianguli<text:line-break/>circulum circumscribere; si quis etenim singula haec ea,<text:line-break/>quam didicit, methodo statim circumscribere poterit, res<text:line-break/>ipfa quaesitum jam invenisse testabitur. At non itidem,<text:line-break/>genitusue an ingenitus sit mundus, res ipsa testari potest,<text:line-break/>quemadmodum neque finitumne sit an infinitum univer-<text:line-break/>fum, aut quantus sit malis fluctuum numerus; nullum<text:line-break/>enim hujusmodi quaesitorum ex ipsa re, quae iuventa<text:line-break/>esse rideatur, dijudicari potest, quemadmodum si circulo<text:line-break/>figuram duodecim laterum aequalium , rectorumque augo-</text:p>
      <text:p text:style-name="P3">lorum circum intusque designare iussus id statim feceris;<text:line-break/>intus.namque et circumscripta figura evidenter confpici-<text:line-break/>tur, sicut et circulus huic multangulae figu<text:span text:style-name="Default_20_Paragraph_20_Font"><text:span text:style-name="T1">r</text:span></text:span>ae intus cir-<text:line-break/>cumque designatus agnoscitur. Itaque quum demonstrati-<text:line-break/>vam methodium invenerimus, ad id, quod quaerimus, nos<text:line-break/>ducit, ac testimonium ex ipfamet re haud obscurum ac-<text:line-break/>cipimus; et exinde probationes haud parvas ipsius veri-<text:line-break/>talis habebimus, ut aliquando et. in his, quae id .eviden-<text:line-break/>ter testari queant, ea uti audeamus. Neque statim in<text:line-break/>rebus maximis a quoquam periculum faciendum esse exi-<text:line-break/>stimo; si vero ad felicitatem ducentia maxima sunt, in<text:line-break/>aliqua prius materia exerceri convenit, quae illorum er-<text:line-break/>rorem, qui fe quaesitum falso invenisse autumant, redar-<text:line-break/>.guat, et vere inventoribus fue testimonio faveat Hujus-<text:line-break/>modi methodus in geometria reperitur, arithmetica, arte<text:line-break/>supputandi, astronomia, et architectonica; nomine autem<text:line-break/>architectonicae horologiorum, clepsydrarum, hydrofcopia-<text:line-break/>rum, et machinamentorum omnium descriptiones ample-</text:p>
      <text:p text:style-name="P3">ctor, inter quae et pneumatica quae. vocantur existunt<text:line-break/>Haec prosectu omnia inventoribus suis testimonium per-<text:line-break/>bibent, ut et astronomiae inventa, quae et ipsa ex.evi-<text:line-break/>dentibus dijudicantur, examinantur , et testimonio confic--,<text:line-break/>urantur. Solis namque et lunae defectus, et quaecunque<text:line-break/>circa fixas errantefque stellas conspiciuntur, inter ea, quae<text:line-break/>manifeste apparent, reponuntur. Manifestum praeterea<text:line-break/>est fermon es nostros omnium .illorum animos percellere.<text:line-break/>quibus jam provecta aetate non amplius occatio superest,<text:line-break/>ut in rebus illis demo<text:span text:style-name="Default_20_Paragraph_20_Font"><text:span text:style-name="T1">n</text:span></text:span>strativam. methodum longo tum-.<text:line-break/>pore exerceant, quae ipsam perspicue testari valeant; aut<text:line-break/>enim, ut proxime dicebam, proprio amore decepti, aut fa-.<text:line-break/>pientes videri volentes, aut honoris inanifque gloriae crt-<text:line-break/>piditate, aut arroganti jactantia, aut avaritia perciti, non-<text:line-break/>nulli sibi ipsis, nonnulli vero aliis fe aliquid firmi scire per-.<text:line-break/>suadent. Quocirca nihil mirum fuerit in proprio unum-::<text:line-break/>quemque auditorio suis haec discipulis probare,. quorum<text:line-break/>aliqui asinino ingenio sunt, aliqui vero acri, sed in pri-</text:p>
      <text:p text:style-name="P3">mis disciplinis nequaquam exercitato; nam id genus ja-<text:line-break/>ctantibus atque ineruditis praeceptoribus expedit, arbitror,<text:line-break/>tales habere discipulos; quicunque enim natura prudens,<text:line-break/>et in disciplinis antea versatus fuerit, ipsos illico floccife-<text:line-break/>cerit, sicuti et ego adolescentiae aunos nondum egressus<text:line-break/>multos doctores contempsi, qui nonnulla demonstratis<text:line-break/>scientifice in geometria repugnantia ostendere audebant,<text:line-break/>neque demonstrationis simulacrum unquam cognoverant.<text:line-break/>Siquis igitur veritatem . exploraturus prius jactantiam, sui<text:line-break/>ipsius amorem, ambitionem, gloriae studium, sapientiae<text:line-break/>opinionem, atque avaritiam ex animo suo extirpaverit,<text:line-break/>iste plane ad ipsam perveniet no<text:span text:style-name="Default_20_Paragraph_20_Font"><text:span text:style-name="T1">n</text:span></text:span> mensibus modo, sed<text:line-break/>annis multis postea, quum ante sese exercuerit , .atque<text:line-break/>placita ad beatitudinem et ad miseriam ducere valentia<text:line-break/>i<text:span text:style-name="Default_20_Paragraph_20_Font"><text:span text:style-name="T1">n</text:span></text:span>dagaverit; illis vero, quas dixi, perturbationibus furen-<text:line-break/>tem ad tam longum iter pigrum atque impeditum video ;<text:line-break/>at illos quidem odio prosequor, qui insidiatorem casum-<text:line-break/>nlatoremque efficiunt. His enim vitiis suos ipsorum disci-<text:line-break/>pulos praeoccupare ac inficere fetent, ut neque id genus</text:p>
      <text:p text:style-name="P3">serat nibus, quales nos. hactenus fecimus, aures unquam<text:line-break/>praebere aequo animo possint. Facillimum autem. est<text:line-break/>praeceptorem gravi ac revera .facie dicentem imperitis<text:line-break/>adulescentibus . persuadere , fe praeeunte, expeditissimum<text:line-break/>esse ad sapientiam iter fecundum Cynicos vocatus <text:span text:style-name="Default_20_Paragraph_20_Font"><text:span text:style-name="T1">phild-<text:line-break/>soph</text:span></text:span>o<text:span text:style-name="Default_20_Paragraph_20_Font"><text:span text:style-name="T1">s</text:span></text:span> ; siquidem et isti placita sua brevem esse ad vim<text:line-break/>tutem viam contundunt. At ipsorum nonnulli sententiam<text:line-break/>hanc damnantes, non ad virtutem, <text:span text:style-name="Default_20_Paragraph_20_Font"><text:span text:style-name="T1">t</text:span></text:span>est .per virtutem<text:line-break/>ad beatudinem Cynicam- philosophiam iter esse cousir-<text:line-break/>mant; caeterum nonnulli verius ipsam declarantes per<text:line-break/>imperitam istorum hominum temeritatem ad inanem ja-<text:line-break/>ctantiam brevem esse riam testantur. Itaque, ut Cynici om-<text:line-break/>nes, quos nostra aetate conspeximus,^ ita et -eorum quidam,<text:line-break/>qui fe philosophos profitentur, vita<text:span text:style-name="Default_20_Paragraph_20_Font"><text:span text:style-name="T1">r</text:span></text:span>e <text:span text:style-name="Default_20_Paragraph_20_Font"><text:span text:style-name="T1">t</text:span></text:span>e lu rationali com-<text:line-break/>templatione exercitationem non eunt infitias ; delude,<text:line-break/>ituum a nobis discesserint, cum vulgaribus omnibus., ca-<text:line-break/>pratum videlicet boumque pastoribus, fosseribus , : atque<text:line-break/>messoribus congredi indignum putant, quod . scilicet ea,<text:line-break/>quae a <text:span text:style-name="Default_20_Paragraph_20_Font"><text:span text:style-name="T1">t</text:span></text:span>e dicantur, isti, utpote .in .ratione disserendi</text:p>
      <text:p text:style-name="P3">nunquam versati:, minime assequantur, perinde atque<text:line-break/>si ipsi unquam. in. primis fe disciplinis exercuissent, ac<text:line-break/>non repente de .vitae fine, . de bona atque adversis fortuna<text:line-break/>a praeceptore demonstrativos, ut ipfe credebat, sermones<text:line-break/>aliquos audivissent, ipsisque eo, quod .non essent exerei-<text:line-break/>tati, fidem adhibuissent ; quae plane iis, ut dixi, ob falsarum<text:line-break/>verartrmque rationum similitudinem causae falsorum de-<text:line-break/>cretorum . extiterunt. . Similitudines autem exacte illi<text:line-break/>dignofcunt, qui singulas integras commentationes diligen-<text:line-break/>tissime tractaverunt; necessarium autem est eum, qui re-<text:line-break/>pente materiam aliquam non exercitata ratione dijudicare<text:line-break/>aggreditur, nullo pacto falsas a veris argumentationibus<text:line-break/>distinguere feparareque posse. Hujusce rei manifestum<text:line-break/>indicium funi vocata sophismata, quae rationes quaedam<text:line-break/>falsae <text:span text:style-name="Default_20_Paragraph_20_Font"><text:span text:style-name="T1">t</text:span></text:span>uut ad verarum imaginem dolose constructae.<text:line-break/>Harum ergo mendacium ex conclusione, quae vera no<text:span text:style-name="Default_20_Paragraph_20_Font"><text:span text:style-name="T1">n<text:line-break/></text:span></text:span>est, aperte deprehenditu<text:span text:style-name="Default_20_Paragraph_20_Font"><text:span text:style-name="T1">r. </text:span></text:span>Quoniam vero falsae <text:span text:style-name="Default_20_Paragraph_20_Font"><text:span text:style-name="T1">sunt</text:span></text:span> ra-<text:line-break/>tiones, aut assumptum aliquod falsum , aut conclusionem<text:line-break/>haud recte illatam habeant necesse est; et haec in fopluf-</text:p>
      <text:p text:style-name="P3">cratibus hausi ita facile conspicua sunt ; propterea ab illis,<text:line-break/>qui in disserendo se non exercuerunt, vix deprehendi<text:line-break/>p<text:span text:style-name="Default_20_Paragraph_20_Font"><text:span text:style-name="T1">o</text:span></text:span>terunt. Igitur quum rationem me<text:span text:style-name="Default_20_Paragraph_20_Font"><text:span text:style-name="T1">n</text:span></text:span>dacem esse concedi-<text:line-break/>mus, quod omnibus conclusionis mendacium evidenter<text:line-break/>pateat, nihilominus inexercitatos nodi salutio praeterit,<text:line-break/>tutum quidem ipsis esset rationes omnes Inspectas habere,<text:line-break/>nulli vero prius assentiri, quam fe. falsarum veratumque<text:line-break/>rationum similitudines exquisite distinguere posse sibi per-<text:line-break/>siraserint, allosque sibi quaestiones proponere patiantur,<text:line-break/>vole<text:span text:style-name="Default_20_Paragraph_20_Font"><text:span text:style-name="T1">n</text:span></text:span>tibus ipsorum eruditio<text:span text:style-name="Default_20_Paragraph_20_Font"><text:span text:style-name="T1">n</text:span></text:span>is periculum <text:span text:style-name="Default_20_Paragraph_20_Font"><text:span text:style-name="T1">t</text:span></text:span>acere permit-<text:line-break/>tentes. Non. aliud igitur consulunt, quam quod difcipu-<text:line-break/>lis, ut fe in . sophismatum dissolutione exerceant, praeei-<text:line-break/>piunt? Quae nihil aliud, ut antea dicebam, prorsus fue-<text:line-break/>rit, quam inter veram falfamque rationem similitudi<text:span text:style-name="Default_20_Paragraph_20_Font"><text:span text:style-name="T1">n</text:span></text:span>is<text:line-break/>agnitio. Necessum itaque sit verarum . prius argumenta-<text:line-break/>tionum naturam didicisse; in iis namque versatus, ipsa-<text:line-break/>rumque speciem exacte juxta celeriterque. percipere af-<text:line-break/>suetus, haud aegre etiam falsas cognoverit. Ego id re<text:line-break/>demonstiavi, qumn adolescentes irr disciplinis versatos</text:p>
      <text:p text:style-name="P3">vetus rationes cognoscere edocui , et alicui ex praescn-<text:line-break/>tibus, cui libuisset, ut aliquod ipsis sophisma proponeret;<text:line-break/>jussi. Ipsi enim sophismatum absurditatem deprehende-<text:line-break/>runt, quae aut in figurae non syllogisticae inconcinnitate,.<text:line-break/>aut in assumpto<text:span text:style-name="Default_20_Paragraph_20_Font"><text:span text:style-name="T1">r</text:span></text:span>um salsitate posita esset; ita ut ex hoc<text:line-break/>evidenter apparuerit istis, qui sibi sapientes videntur, se-.<text:line-break/>nibus, quicunque sophismata haec solvere non possunt,<text:line-break/>quod ob verarum rationum ignorantiam hoc subeunt,<text:line-break/>deinde extrema condemnatione digni sunt eo, quod ex<text:line-break/>temerario assensu miseram degant vitam; falsam enim de<text:line-break/>vitae sine opinionem ad miserias calamitatefque ducere<text:line-break/>omnes testantur; isti vero <text:span text:style-name="Default_20_Paragraph_20_Font"><text:span text:style-name="T1">h</text:span></text:span>o<text:span text:style-name="Default_20_Paragraph_20_Font"><text:span text:style-name="T1">mine</text:span></text:span>s quidam sunt in discer-<text:line-break/>nendis veris falfisque rationibus nunquam exercitati, in-. .<text:line-break/>turdum nonnulli opinionis alienius veritatem intelligere<text:line-break/>fe credentes, contingentem quidem rationem fe dixisse<text:line-break/>ignorant, tanquam sensibus ea, quae opinantur; evidenter<text:line-break/>appareant , nos vero fequi et absque demonstrationibus .<text:line-break/>credere jubent: saepe vero, quum sola indicatione oratio<text:line-break/>egeat, demonstratione ipsam confirmare nituntur; qui-</text:p>
      <text:p text:style-name="P3">dam vero, quomodo disserat id, quod eget demonstratione,<text:line-break/>ab eo, quod p<text:span text:style-name="Default_20_Paragraph_20_Font"><text:span text:style-name="T1">r</text:span></text:span>imario atque ex se notum est, ignorantes,<text:line-break/>nihilominus tamen de rebus, quibus magna contempla-<text:line-break/>liene opus est, temere loqui aggrediuntur. Atqui in his<text:line-break/>erroribus multi, qui jamdiu lu philosophia consenuerunt,<text:line-break/>versantur. Quid igitur, proli dees , istorumne inscitia ap-<text:line-break/>parensque sapientia tibi facile curari posse videtur? An<text:line-break/>etiam, qui triennium aut quadriennium fcirrhum habet<text:line-break/>doloris expertem? An fenum istorum unimus inscitiae<text:line-break/>apparentisque sapientiae fcirrho triginta jam et quadra-<text:line-break/>ginta annos occupatus ad sanitatem redire poterit? At,<text:line-break/>si velis, fac id posse fieri; deinde dierumne spatio, an<text:line-break/>mensium, an annorum hujusmodi fcirrhi curatio egeat,<text:line-break/>aestimato. Itaque ne amplius mireris, quamobrem multos<text:line-break/>istorum, qui fe philosophari praedicant, neque alloqui, ne-<text:line-break/>que cum ipsis disputare dignum existimo; omnes enim<text:line-break/>privatos homines, natura- prudentes, eaque disciplina. in-<text:line-break/>llitutos, quae jampridem a Graecis probata est, istis prae-<text:line-break/>stantiores cognovi. Facile enim, quaecunque ipsi eviden-</text:p>
      <text:p text:style-name="P3">ter consequuntur, agnoscunt; istos vero altercantes, aut,<text:line-break/>quae placitis ipsorum adversentur, percipere^ dissimulati-<text:line-break/>tes plerumque expertus sum. Ergo quum de iis, quae unum-<text:line-break/>quemque finem consequuntur, millies jam a nobis adver-<text:line-break/>sus plerosque philosophos habita fit oratio, alii quidem<text:line-break/>omnes, quod primis rudimentis optime instituti sint, acu-<text:line-break/>tum ingenium habent, ipfique vivendi rationem concor-<text:line-break/>dem suis placitis dicebant, scrmonemque nostrum recte<text:line-break/>intelligebant; at reliqui, in quadam inani sapientiae opi-.<text:line-break/>nione (ut supra posui) ad senectam usque versati, soli<text:line-break/>contraria sentiebant, deinde, quum ab omnibus praesen-<text:line-break/>tibus deriderentur, ad convicia se convertebant. Verum<text:line-break/>quae a nobis saepius una cum multis viris de quoque<text:line-break/>pro singulis finibus vitae genere explicata sunt, in aliis<text:line-break/>habes commentariis tradita; et perspicuum est, quod er-<text:line-break/>rorum, quos isti committunt, exempla in illis scripta sinti<text:line-break/>Nam quaecunque isti diversis sectis addicti . per totam<text:line-break/>vilem inter se contraria faciunt ac dicunt, ex falso judi-</text:p>
      <text:p text:style-name="P3">cio proveniunt, perspicuumque est, omnia et male fieri,<text:line-break/>et peccata esse, quaecunque in qualibet secta erratu com-<text:line-break/>mittuntur, siquidem veridica secta non finem solum, ve-<text:line-break/>rum etiam genus ritae fini illi consentaneum adinvenit,<text:line-break/>ubi et quid luter peccatum perturbationemque intersit,<text:line-break/>apertissime disicerelicet. Aliquis, exempli causa, placitum<text:line-break/>lioc instituerit, homines juvare, ta<text:span text:style-name="Default_20_Paragraph_20_Font"><text:span text:style-name="T1">n</text:span></text:span>quam verum aut per-<text:line-break/>fectum aliquibus bene facere; caeterum iste aut som<text:span text:style-name="Default_20_Paragraph_20_Font"><text:span text:style-name="T1">n</text:span></text:span>o,<text:line-break/>aut socordia, aut voluptatibus, aut aliquo idgenus alio impe-<text:line-break/>ditus, auxiliunt emittens in affectu erravit. Alius vero<text:line-break/>quispiam sibi tantum voluptates curarumque vacuitatem<text:line-break/>comparare statuens, ac proptera civibus suis aut domesti-<text:line-break/>-cis iniuriis affectis auxilium denegans, ex prava opinione<text:line-break/>.profecto, non ex aliqua perturbatione peccavit.</text:p>
      <text:h text:style-name="Heading_20_2" text:outline-level="2">.. . Cap. 1U</text:h>
      <text:p text:style-name="P6"><text:s/>Principium equidem peccatorum falsa de<text:line-break/>cujusque vitae fine opinio est; ex ea enim tanquam e<text:line-break/>.radice quadam singula peccata exoriuntur:. sed potest ali-<text:line-break/>.quis opinione sicis non deceptus, in aliquo particulari<text:line-break/>.consequutionem haud .intelligens aberrare; caeterum tibi</text:p>
      <text:p text:style-name="P3">(ut proxime dicebam) actiones <text:span text:style-name="Default_20_Paragraph_20_Font"><text:span text:style-name="T1">vitae</text:span></text:span> singulis finibus con-<text:line-break/>gruentcs in aliis commentariis satius enumeravi; in prae-<text:line-break/>fentia peccatorum sula capite perstringam, quae et repe-<text:line-break/>tere statius esse duco, ut propositorum compendium quod-<text:line-break/>dam facile memoriae mandandum considam. Quando-<text:line-break/>quidem enim in finis contemplatione felicitatis humanae<text:line-break/>praecipuum firmamentum ponitur ac constituitur, merito<text:line-break/>in ipsius investigationem omnes incubuerunt; qui <text:span text:style-name="Default_20_Paragraph_20_Font"><text:span text:style-name="T1">s</text:span></text:span>eipsius<text:line-break/>magni fecerunt, prompte sententiam <text:span text:style-name="Default_20_Paragraph_20_Font"><text:span text:style-name="T1">t</text:span></text:span>uam tulerunt;<text:line-break/>prompte autem sententiam tulerunt aut omnes, aut uno<text:line-break/>tantum excepto, quem ipsum neque in confesso est id fe-<text:line-break/>cisse, antequam de demonstrationibus iudicatum fit, fintue<text:line-break/>revera demonstrationes, au illis ita esse viderentur. Ho-<text:line-break/>minem igitur propria peccata obse<text:span text:style-name="Default_20_Paragraph_20_Font"><text:span text:style-name="T1">r</text:span></text:span>vantem atque- auimad.-<text:line-break/>vertentem illud ipstrm in prinus cogilare operiet, jusium<text:line-break/>esse omnino eos curiose diligenterque audientem , .qui<text:line-break/>fe<text:span text:style-name="Default_20_Paragraph_20_Font"><text:span text:style-name="T1">t</text:span></text:span>e quaefita demo<text:span text:style-name="Default_20_Paragraph_20_Font"><text:span text:style-name="T1">n</text:span></text:span>stravisse arbitrantur, postea ipfit diju-<text:line-break/>dicare conari, atque iterum hoc loco, quum ab ipfis acce-<text:line-break/>perit, quem lu orationibus judicem veritatis statuant, de-</text:p>
      <text:p text:style-name="P3">inde iterum haec ipsa secum, ut sese habere oporteat, re-<text:line-break/>putans cousideransque, numquid ipsi rursum judicandi i<text:span text:style-name="Default_20_Paragraph_20_Font"><text:span text:style-name="T1">n-<text:line-break/></text:span></text:span>strumentum. altero . egens instrumento intelligant , deinde<text:line-break/>post illud rursum alio, usque ne in infinitum protrahatur<text:line-break/>suspicatus valde caute , longo temporis spatio , una cum<text:line-break/>viris, qui ipsi maxime veridici videantur, ita primum<text:line-break/>omnium judicandi instrumentum contempletur, quod et<text:line-break/>clarum est ancipitem quandam occasionem accipientem<text:line-break/>omnibus - hominibus in memoriam^ revocare oportere. Id<text:line-break/>vero et absque dijudicatione indicare posse palam est,<text:line-break/>eandemque- quam omnis demonstratio vim possidet; atque<text:line-break/>ita, quod superest, in ipsum respicientem, omnia ad id<text:line-break/>particularia redigere convenit, quod sane resolutionem<text:line-break/>nonnulli philosophi vocaverunt, veluti ascensum quendam<text:line-break/>ab sus, quae media sunt, ad primarium judicatiouis insitu-<text:line-break/>mentum, utpote autem in re valde difficili , quemadmo-<text:line-break/>dum. opere plerumque didicisti in istis vano sapientiae<text:line-break/>nomine praeditis, petulantibus, ac ludibrio habitis, pro-<text:line-break/>pterea quod <text:span text:style-name="Default_20_Paragraph_20_Font"><text:span text:style-name="T1">n</text:span></text:span>eque vulgaria quaesita ad primum illud in-</text:p>
      <text:p text:style-name="P1">strumentum judicandi redigere valeanL Sibi ipsi eum<text:line-break/>constare oportet, qui scientiae capax esse velit, atque in<text:line-break/>multis singularibus, quae ipsius inventoribus testari pos-<text:line-break/>sint, ut antea dixi, sese exerceat; hujusmodi autem <text:span text:style-name="Default_20_Paragraph_20_Font"><text:span text:style-name="T1">s</text:span></text:span>unt<text:line-break/>ea, quae in arithmetica Iinearumque scientia habentur, qui-<text:line-break/>bus vetuli fundamentis astronomia et architectura ni-<text:line-break/>tuntur.</text:p>
      <text:h text:style-name="Heading_20_2" text:outline-level="2">Cap. V. </text:h>
      <text:p text:style-name="P5">Age enim, ut declarandi causa ex archi-<text:line-break/>tectura exemplum aliquod promam. Quum urbs condio<text:line-break/>t ur, ipsam habitaturis propositum sit non per conjecturas,<text:line-break/>sed exacte quotidie scire velle, quantum diei temporis<text:line-break/>jam elapsum sit, quantumque usque ad solis occasum su-<text:line-break/>persta Id problema sane in resolutiva methodo ad prin-<text:line-break/>ceps illud iudicatorium redigi opus est, si quis ipsum<text:line-break/>-quo dixi modo in gnomonica tractatione invenire debeat,<text:line-break/>rursum que ex illu per eandem viam, sed contrario modo<text:line-break/>proficiendo componere, quemadm<text:span text:style-name="Default_20_Paragraph_20_Font"><text:span text:style-name="T1">o</text:span></text:span>dum et hoc in eadem<text:line-break/>tractatione didicimus. Porro in hunc modum communi</text:p>
      <text:p text:style-name="P3">generalique via comperta, nobisique cognoscentibus ex<text:line-break/>hujusmodi lineis temporis partium dimensionem fleri ne-<text:line-break/>cessum esse, ad corpora delude transire convenit linea-<text:line-break/>ru m descriptionem et gnomonem susceptura; ac primum<text:line-break/>quidem investigare, quae corporum figurae ad inventam<text:line-break/>descriptionem idoneae sunt; delude in illis singulis, qua-<text:line-break/>lisuam haec descriptio sieri possit, ex resolutione compo-<text:line-break/>sitioneque invenire. Ac posteaquam rationalis methosius<text:line-break/>evidentem nobis propositurum inventionis confirmationem<text:line-break/>praestiterit, mox ad ea exequenda, quae per ipsam inventa<text:line-break/>funt, accedentes iterum considerabimus, quomodo depin-<text:line-break/>genui corporis superficiem planam aequabilemque redde-<text:line-break/>mus; hoc deinde per resolutionem et compositionem adin-<text:line-break/>vento, aliquod hujusmodi corpus fabricari per iustrumenta,-<text:line-break/>ipsum instrumentis designare tentabimu s ; iterumque ex reso-<text:line-break/>lotione ac compositione eo comperto, ejusdem speciei corpora,<text:line-break/>qualia nos methodus edocuit, construere enitemur, quum-<text:line-break/>que postea in multis deinceps figuris delineationem fece-</text:p>
      <text:p text:style-name="P3">rimus, concedere hominibus re experiendum jam ab-<text:line-break/>solutum propositum opus. Quando enim prima linea prla<text:line-break/>mum felis radium excipit, itidem et postremum ultima,<text:line-break/>atque hoc in omnibus solaribus. horologiis depictis appav<text:line-break/>ret, jam profecto unum quoddam evidens .indicium, quod<text:line-break/>res proposita inventa sit, .habebimus; rursus et alterum,<text:line-break/>quum omnia delineata corpora inter fe consentiunt, nec-<text:line-break/>non et tertium inveniemus, quum aequalis aquae fluxus<text:line-break/>ipsis respondet. Hoc etenim depictorum horologiorum ve-<text:line-break/>ritatis judicatorium futurum ratio adinvenit. Quod autem<text:line-break/>dico, hujusmodi est. Vasculum ex quavis materia con-<text:line-break/>flatum perforato, primumque fotis radium intuitus aquae<text:line-break/>purae imponito ; deinde libii quum pictum horologium<text:line-break/>primam horam praeteriisse nunciaverit, tu, quanta vasi-<text:line-break/>culi portio aqua impleta fuerit adnotato, eaque statim<text:line-break/>rursus effusa vasculum eidem aquae imponito, .et quum:<text:line-break/>fecundam horam folare horologium significaverit, vasculum<text:line-break/>afpicito; postea quum aquam in ipsis ad eandem partem</text:p>
      <text:p text:style-name="P3">pervenisse, ad quam et prima hora pervenit, inveneris,<text:line-break/>adnotato celeriter, et exhaustum vasculum iterum lu ean:.<text:line-break/>dem aquam immittito , ac rursum observato. Si ad ter:.<text:line-break/>fiam usque horam hor<text:span text:style-name="Default_20_Paragraph_20_Font"><text:span text:style-name="T1">o</text:span></text:span>logium iudicat, ad eandem horam<text:line-break/>vasis aquam pervenisse, ad quam prima aut secunda hora<text:line-break/>pervenerat, quando igitur ita iactum inveneris, exhaurite<text:line-break/>vasculum, et iterum ad quartum usque horam in aquam<text:line-break/>demittito, itemque ad eandem vasis partem aquam aloen-<text:line-break/>djsse conspicatus , ipfam statim .effundite , denuoque in<text:line-break/>aquam demisso vasculo, quintam similiter horam explo-<text:line-break/>rato; quumque et in hac ad eundem locum aquam per-<text:line-break/>venisse compereris; deinde in sexta et reliquis deinceps<text:line-break/>usque ad duodecimam si pretium ita fieri cognoveris,<text:line-break/>recte depictum esse horologium tibi persuaseris, quando-<text:line-break/>quidem propositum demonstravit; propositum autem erat,<text:line-break/>in duodecim aequas portiones totius diei tempus esse dis-<text:line-break/>tributum. Porro nunterum hunc tanquam omnium uti-<text:line-break/>lissimtun delegerunt, dimidium enim continet, et duplum,<text:line-break/>et quartum, et sextum, et duodecimum, quae nullus alius</text:p>
      <text:p text:style-name="P3">post ipsum numerus usque ad vigesimum quartum conti-.<text:line-break/>nere videtur. Hunc sane tanquam longum repudiarunt,<text:line-break/>et duodenarium numerum veluti commoderatum judi-<text:line-break/>cantes in tot particulas totius diei tempus diviserunt.<text:line-break/>Hanc autem partitionem ex usu esse alii.- multi et Ro-<text:line-break/>muni ipsi experientia comprobantes atque utentes osten-<text:line-break/>fiunt, si quidem haereditatem omnem, quum testamentum<text:line-break/>condunt, in duodecim portiones distribuunt, et ponderum .<text:line-break/>ac mensurarum, quibus in vite opus est, plurimas in<text:line-break/>duodecim partes dividunt. Tu vero si subeas, tibi per<text:line-break/>methodium horologium depinxero, ac deinde sive in dhode-<text:line-break/>cim partes, sive in alium quempiam sequentem numerum<text:line-break/>integrum diem partiri volueris, lu illo enim id, quod<text:line-break/>proposueras, itidem factum esse comperies, quando et<text:line-break/>periuraturum vasculorum mensurae respondeat, et omnluo<text:line-break/>inter se depicte horologia consentiant, eo quod ultimae<text:line-break/>in ipsis lineae diei fines concludunt. Ad hunc sane mo-<text:line-break/>dum et clepsydrae descriptionem ratio methodo resolu-<text:line-break/>tiva vestigans invenit, cujus iterum experimentum vel</text:p>
      <text:p text:style-name="P3">plebejis hominibus evidens est. Summa enim ejus linea<text:line-break/>duodecimam horam significans altissimum locum habet,.<text:line-break/>qua parte clepfydra longissimum diem dimetitur, brevis-<text:line-break/>simum vero, ubi linea brevissima est.; inter utramque<text:line-break/>media est, quae aequinoctialem diem declarabit; ac dein-.<text:line-break/>ceps quartam pertransiens perinde omnes anni dies .rne-<text:line-break/>tieris; quod in medio est ufque ad aequinoctialia fora-<text:line-break/>mina in clepsydrae labro, tibi praedictus quatuor dies<text:line-break/>significabit; quibus foraminibus post id, quod longiIsimunr<text:line-break/>diem significat, -invenire scilicet incipiam, ufque ad<text:line-break/>quam partem altae in clepfydra lineae, hora duodecima<text:line-break/>transacta, aqua perveniat; post illa vero rutilis tertia <text:span text:style-name="Default_20_Paragraph_20_Font"><text:span text:style-name="T1">n<text:line-break/></text:span></text:span>duodecima conversione unam illam in clepfydra lineam,<text:line-break/>quam altissimam esse dixi, dimetientem reperies; quin-<text:line-break/>etiam et alias lineas, quaecunque altissima sinat inferiores,<text:line-break/>alias horas metientes invenies, quartam quidem a duode-<text:line-break/>cima: omnibus anni diebusnndecimam horam significant</text:p>
      <text:p text:style-name="P3">fecundum ejus differentes partes, ut de suprema ante di-<text:line-break/>ctum eft; sequentem autem quintam aut fextam horam<text:line-break/>fecundum diversas partes significantem, atque item se-<text:line-break/>que<text:span text:style-name="Default_20_Paragraph_20_Font"><text:span text:style-name="T1">n</text:span></text:span>tem septimam, octavam, aut nonam, ac reliquas us-<text:line-break/>que ad imam lineam: horam primam te invenissent fo-<text:line-break/>faribus horologiis, clepsydra jam aquae plena tibi patefit-<text:line-break/>quemadmodum et quarla et reliquae usque ad duodecimam<text:line-break/>inter fe quidem aequales singulis quibusque diebus ap-<text:line-break/>parent, ad alias autem aut praeteritas aut futuras rela-<text:line-break/>tae inaequales; deinde methodum hanc inveniens non<text:line-break/>cupivisse, heus tu, quid sit coguofcere, - nonne tuam inanem<text:line-break/>scientiae persuasionem percepisti, qui proposita haec quum<text:line-break/>nescias, non per anui spatium, aut, rectius ut dixerim,<text:line-break/>no<text:span text:style-name="Default_20_Paragraph_20_Font"><text:span text:style-name="T1">n</text:span></text:span> intumui vita invenire valeas? Neque enim haec-<text:line-break/>unius hominis vita adinvenit, fed paulatim linearum ficien-<text:line-break/>tia provecta est; primo quidem elementaribus in ipsa<text:line-break/>theorematis ab ipsi, petitis; postquam. autem haec inventa</text:p>
      <text:p text:style-name="P3">sunt, posteris hominibus deinceps contemplationem illam<text:line-break/>summopere admirabilem, quam resolutivam nominari dixi,<text:line-break/>ad illa adlicientibus, Pereque in ipsa et alios, qui volue-<text:line-break/>rint, quam diutissime exercentibus ; quin etiam nullum<text:line-break/>in ipsa hujusmodi manuarium opus, qualia hactenus de<text:line-break/>solaribus horologiis atque clepsydris declaravimus, osten-<text:line-break/>dere potuerunt At neque temerarii erant, neque arro-<text:line-break/>gentes, qui hujuscemodi res indagabant, quales .isti, qui<text:line-break/>sapientiam se quaere<text:span text:style-name="Default_20_Paragraph_20_Font"><text:span text:style-name="T1">r</text:span></text:span>e aut invenisse gloriantur; illi an-<text:line-break/>tem verissimo sese honore decorantes facultatem, quam<text:line-break/>in anima optimam habebant, exercere et ad finem per-<text:line-break/>ducere cupiebant; cla<text:span text:style-name="Default_20_Paragraph_20_Font"><text:span text:style-name="T1">r</text:span></text:span>um autem est, quod rationabilem<text:line-break/>dico, qua exercitata et bonum habitum sibi cong<text:span text:style-name="Default_20_Paragraph_20_Font"><text:span text:style-name="T1">r</text:span></text:span>uentem<text:line-break/>adeptu, delectantur magis quam ii, qui corporis volo-<text:line-break/>ptatibus serviunt. Nulla etenim alia facultate ab hircis,<text:line-break/>vermibus, porcis, pecudibus atque asinis differimus; ne-<text:line-break/>que ulla alia contemplatio ingenui viri animum veho-<text:line-break/>mentitis quam haec resolutiva facultas oblectat, quum<text:line-break/>praesertim in ipsa quispiam magnos progressus fecerit;</text:p>
      <text:p text:style-name="P3">inter initia vero, quemadmodum et aliae fere omnes<text:line-break/>disciplinae, laboriosa est. Quod si nihil etiam delecta-<text:line-break/>lienis afferret, quum tamen lu rebus maximis nobis usui<text:line-break/>futura sit, in ipsa exerceri optimum fuerit: quum illud<text:line-break/>praecipuum (ut modo diximus) habeat, ut, quantam vo-<text:line-break/>lup talem afferat, res per ipsam inventae declarent, quod<text:line-break/>in his, quae a philosophia indagata sunt, neutiquam re-<text:line-break/>portum esu Quocirca eis, qui lu ipsa temere nugantur,<text:line-break/>impudentes esse licet; neque enim, ut qui horologium<text:line-break/>clepfydramve haud recte designaverit a re ipsa evidenter<text:line-break/>coarguitur, sic et philosophiae praecepta evidenti argu-<text:line-break/>mento resutantur, verum; ut quis voluerit, ei dicere li-<text:line-break/>cet, quum semel impudens absque rationali methodo<text:line-break/>ab ipsis rebus feste edoceri affirmat. Quod si eos solos<text:line-break/>res vocem adeptae allo cutae forent, haud abs re glo-<text:line-break/>litarentur; at quum res sileant, neque nos, neque. illos<text:line-break/>alloquantur, jam fatis patet, solam, quae nobis inest,. tar<text:line-break/>lienem rerum naturam inventuram. Res igitur invenire</text:p>
      <text:p text:style-name="P8">potens id pilus in rebus evidenter hoc testantibus de-<text:line-break/>mousiret-, et methodum nobis dicat, cui omne problema<text:line-break/>resolutorie subjieiatu<text:span text:style-name="Default_20_Paragraph_20_Font"><text:span text:style-name="T1">r, </text:span></text:span>ac verarum falsarumque .rationum<text:line-break/>similitudines prius distingue<text:span text:style-name="Default_20_Paragraph_20_Font"><text:span text:style-name="T1">n</text:span></text:span>s ostendat, ubi vitium de-<text:line-break/>prehendere liceat, in rebus autem obscuris non amplius<text:line-break/>fide dignus fuerit. omnia haec homlues recte dicta esse<text:line-break/>consentiunt praeter istos temerarios et falsa doctrinae<text:line-break/>persuasione inflatus, quibus ad veritatem via neque longa<text:line-break/>admodum est, neque ejusmodi, qualem Hesiodus ad vir-<text:line-break/>tutem esse cecinit, sed concisa ac brevis, aut potius nulla<text:line-break/>est. Etenim, si res ipsae natura sua omnes homines edo-<text:line-break/>cent, non opus est lu ratio<text:span text:style-name="Default_20_Paragraph_20_Font"><text:span text:style-name="T1">n</text:span></text:span>alibus messionis sese exer-<text:line-break/>cenles atterere. Nonne igitur, o ves, qui vestio judicio<text:line-break/>estis sapientissimi, hoc saltem nobis aliis, qui nondum<text:line-break/>sapientium vestram assequtus sumus, esse perspicuum con-<text:line-break/>cesseritis, omnes homines operiere omnium rerum veri-<text:line-break/>tatem cognoscere, quandoquidem ipsarum natura seipsam<text:line-break/>patefacere abunde valet? Tergiversantur iterum, quum</text:p>
      <text:p text:style-name="P3">ita fuerint i<text:span text:style-name="Default_20_Paragraph_20_Font"><text:span text:style-name="T1">n</text:span></text:span>terrogati, non omnesque ajunt a rebus edo-<text:line-break/>ceti. Quinam igitur sint isti, quos res ipsae edoceant,<text:line-break/>nobis iterum percontantibus, seipsus solos aju<text:span text:style-name="Default_20_Paragraph_20_Font"><text:span text:style-name="T1">n</text:span></text:span>t; quid<text:line-break/>enim aliud respondere queant, jactantiam scilicet, quam<text:line-break/>initio professi sunt, tueri constituentes ? At prosectu nos<text:line-break/>illis de se quicquid velint .pronunciautibus nequaquam<text:line-break/>credimus; cur enim, proli dii immortales; solis his res<text:line-break/>ipsae naturam propriam declaraverint ? Num idcirco,<text:line-break/>quia foli nihil ex primis disciplinis perceperunt? Sed<text:line-break/>lioc merum mendacium est, alii etenim plerique illa-<text:line-break/>rum nihil didicerunt. Quod si rationalem animae fa-<text:line-break/>cultatem in disciplinis exercuissent, effectus id eos posse<text:line-break/>facere testaretur r atqui nondum ejufmodi contemplatio-<text:line-break/>riem attigerunt. Dicent autem forsan, siclos fe perspica-<text:line-break/>ces a natura creatus, atque res congruenter cernere,<text:line-break/>quemadmodum Ly<text:span text:style-name="Default_20_Paragraph_20_Font"><text:span text:style-name="T1">n</text:span></text:span>ceus subterranea intuebatur: Quid<text:line-break/>igitur, si adeo perspicaci ingenio funt, ini id -genus pro-<text:line-break/>positis excutiendis, quorum inventio veridicos esse in-<text:line-break/>veutores manifestat, plane ridiculi funt? Nullum -enim</text:p>
      <text:p text:style-name="P3">eorum quisquam ipforum unquam invenire potuit, quin<text:line-break/>et eorum inventoribus declarantibus ac edocentibus, alii<text:line-break/>siane discunt, isti vero sicli et inexercitati. et ingenio<text:line-break/>tardi percipere nequeunt: deinde me provocant, atque<text:line-break/>aliquis ex ipsis forte intellexit, non tamen quod dixi<text:line-break/>recitare valet. Quaenam itaque caecitas in propriis di.r<text:line-break/>gnoscendis vitiis hac istorum ignoratione major est, quod<text:line-break/>vulgaribus hominibus se<text:span text:style-name="Default_20_Paragraph_20_Font"><text:span text:style-name="T1">t</text:span></text:span>e rudiores quum videant ad ea<text:line-break/>percipienda memoriaeque mandanda, quae ab arithmetica,<text:line-break/>geometria, architectonica astronomiaque <text:span text:style-name="Default_20_Paragraph_20_Font"><text:span text:style-name="T1">r</text:span></text:span>eperta furit,<text:line-break/>postea quae philosophiae sunt tam facile invenisse <text:span text:style-name="Default_20_Paragraph_20_Font"><text:span text:style-name="T1">t</text:span></text:span>e-<text:line-break/>existimant, ut res ipsas sisse ostendere absque demonstra--<text:line-break/>tione rationalique methodo contendere audeant? Porro<text:line-break/>quod sponte seipsos adulentur, neque veritatem quaerant,<text:line-break/>ex eo sinre licet, quod de re aliqua singuli inter <text:span text:style-name="Default_20_Paragraph_20_Font"><text:span text:style-name="T1">t</text:span></text:span>uos<text:line-break/>tantum discipulos disserunt, omnefque -alios tanquam -<text:line-break/>aberrantes calumniantur atque vituperant. Ego vero si</text:p>
      <text:p text:style-name="P3">in unum eos cogam, non ferunt, Ifed statim verecundiam<text:line-break/>praetexunt, neque fe coram hominum multitudine fer-<text:line-break/>monem facere posse consumant quamvis, singulis diebus<text:line-break/>ipsorum alius viginti auditores habeat, alius triginta et<text:line-break/>nonnumquam plures, neque inter illos dicere erubescant.<text:line-break/>Verum ego si tres aut . quatuor eorum collegio interesse<text:line-break/>voluerim, exempli causa Platonicos quatuor, tres aut<text:line-break/>quatuor Epicureos, totidem numero alios Stoicos et<text:line-break/>Peripateticos, ad hos tres Academicos,. aut vocatus<text:line-break/>Scepticos, ita ut omnes ex philosophia viri sint viginti,<text:line-break/>praeterea ultra enumeratos si totidem adsint, qui ra-<text:line-break/>tionalem facultatem in disciplluis exercuerint, sed phllo-<text:line-break/>suphicos sermones ignorent, tunc nullus istorum ejulmodi.<text:line-break/>consessum sustineat. Quod si nonnunquam ab homini-<text:line-break/>bus nulli sectae addictis, in dicendo autem exercitatis<text:line-break/>coacti ejusmodi hominum coetibus interesse non recusent,<text:line-break/>dum illi de istis altercantur, suasque rationes conglo-.<text:line-break/>metant, saepenumero aliquis geometra supervenit, acces-</text:p>
      <text:p text:style-name="P3">ferunt et medicorum nonnulli, et alii quidam dicendi<text:line-break/>studiosi viri et disciplinis instructi, eas quidem, ut quae-<text:line-break/>stum facerent, exercentes, et nulli in philosophia sectae<text:line-break/>inservientes, ut mihi moris erat, atque tunc ab iis petii,<text:line-break/>ut istas rationes dijudicarent ; tum eorum quidam dixit,<text:line-break/>optime controversiam fedari posse, si in id, quod nuru-<text:line-break/>dum continere isti ajunt, vacuum p<text:span text:style-name="Default_20_Paragraph_20_Font"><text:span text:style-name="T1">r</text:span></text:span>ofecti experiuntu<text:span text:style-name="Default_20_Paragraph_20_Font"><text:span text:style-name="T1">r,<text:line-break/></text:span></text:span>numquid in eo positum corpus una in fede manere, an et<text:line-break/>ad alium quoque locum transferri aptum sit. Aliis qui-<text:line-break/>dem omnibus haec dicta placue<text:span text:style-name="Default_20_Paragraph_20_Font"><text:span text:style-name="T1">r</text:span></text:span>e,. foli vero philosophi<text:line-break/>inter sie noblscumque rixari non destiterunt probabiles<text:line-break/>rationes a. necessariis distinguere nequeuntes. Potest enim<text:line-break/>u<text:span text:style-name="Default_20_Paragraph_20_Font"><text:span text:style-name="T1">n</text:span></text:span>umquodque corpus in vacuo uno loco manere, potest<text:line-break/>et non manere, neutra <text:span text:style-name="Default_20_Paragraph_20_Font"><text:span text:style-name="T1">t</text:span></text:span>ecta necessariam demonstratio-<text:line-break/>nem habente.</text:p>
      <text:h text:style-name="Heading_20_2" text:outline-level="2">Cap. VI. </text:h>
      <text:p text:style-name="P5">Itaque tempus advenisse ridetur, ut ego<text:line-break/>quoque aliquid p<text:span text:style-name="Default_20_Paragraph_20_Font"><text:span text:style-name="T1">r</text:span></text:span>oferam, quum tamen parvam fpem ha—</text:p>
      <text:p text:style-name="P3">beam, fore, ut manem scientiae persuasionem stabiliant;<text:line-break/>neque tamen id ipsum exiguum esse duxi, ipsam vide-<text:line-break/>licet non intentatam relinquere. Ob id igitur conce-<text:line-break/>ditur<text:span text:style-name="Default_20_Paragraph_20_Font"><text:span text:style-name="T1">r</text:span></text:span> omnem demonstrationem ah evidentissimis inchoari,<text:line-break/>sed illico primus ah ipsis ad ignota transitus ab Acade-<text:line-break/>micis et Scepticis non conceditur, inter nos vero id<text:line-break/>co<text:span text:style-name="Default_20_Paragraph_20_Font"><text:span text:style-name="T1">n</text:span></text:span>venit, quod aliud invenimus, quod illorum ambigui-<text:line-break/>tatem augeat; Quum .enim ex evidentibus quaedam in-<text:line-break/>tellectui, quaedam sensui evidentia sint, inter fie non-<text:line-break/>nunquam haec pugnare videntur, atque in primis hoc<text:line-break/>ipsum <text:span text:style-name="Default_20_Paragraph_20_Font"><text:span text:style-name="T1">h</text:span></text:span>o<text:span text:style-name="Default_20_Paragraph_20_Font"><text:span text:style-name="T1">mine</text:span></text:span> exercitato eget, haec neutiquam inter <text:span text:style-name="Default_20_Paragraph_20_Font"><text:span text:style-name="T1">t</text:span></text:span>e<text:line-break/>dissidere ostensum Secundum ab hoc maximum est, ab<text:line-break/>evidenter apparentibus quae sunt ejusmodi cogno-<text:line-break/>scere; quidam enim temere, no<text:span text:style-name="Default_20_Paragraph_20_Font"><text:span text:style-name="T1">n</text:span></text:span>dum clare apparenti—<text:line-break/>bus, perinde ac talia sint assentientes, falluntur. Sed<text:line-break/>quid .mirum, incuties, si ad manifestam intelligen-<text:line-break/>tiam haec temerariis hominibus accidunt, quum id ip-<text:line-break/>sum cernantur et in singulorum sensuum actionibus quos- .<text:line-break/>dam committere, quum ex longiore scilicet intervallo,</text:p>
      <text:p text:style-name="P3">quam ridendi requirat potentia, aliquem accedentem in-<text:line-break/>tuiti<text:span text:style-name="Default_20_Paragraph_20_Font"><text:span text:style-name="T1">r</text:span></text:span> exempli .causa,. Dionem esse, qui accedat, tanquam<text:line-break/>exacte conspicati affirmant; alenti iste propius accedens<text:line-break/>inte<text:span text:style-name="Default_20_Paragraph_20_Font"><text:span text:style-name="T1">r</text:span></text:span>dum non Dion,- <text:span text:style-name="Default_20_Paragraph_20_Font"><text:span text:style-name="T1">t</text:span></text:span>est Theon esse vi<text:span text:style-name="Default_20_Paragraph_20_Font"><text:span text:style-name="T1">t</text:span></text:span>us est. , Itaque si<text:line-break/>procul et prope visorum imaginatio non differ<text:span text:style-name="Default_20_Paragraph_20_Font"><text:span text:style-name="T1">r</text:span></text:span>et, minime.<text:line-break/>de his; quae procul aspiciuntur, inter <text:span text:style-name="Default_20_Paragraph_20_Font"><text:span text:style-name="T1">t</text:span></text:span>e dissidentes ne-<text:line-break/>que redarguerent unquam, neque- redarguerentur; sin alia<text:line-break/>vero est p<text:span text:style-name="Default_20_Paragraph_20_Font"><text:span text:style-name="T1">r</text:span></text:span>ope visorum, alia non prope visorum actio,<text:line-break/>ut illis, qui p<text:span text:style-name="Default_20_Paragraph_20_Font"><text:span text:style-name="T1">r</text:span></text:span>opius intuentur, notum est, meritu fallun-.<text:line-break/>tu<text:span text:style-name="Default_20_Paragraph_20_Font"><text:span text:style-name="T1">r. </text:span></text:span>Hoc . igitur ante omnia memoriae mandato, ante-<text:line-break/>quatn ad intellectui manisesta transeas, ne et tu incotr-<text:line-break/>side<text:span text:style-name="Default_20_Paragraph_20_Font"><text:span text:style-name="T1">r</text:span></text:span>ate quandoque..pronuncies, et aliquod visibile pro-.<text:line-break/>cul accedens equum esse, verbi caula, dicas, quod, pro—<text:line-break/>pius quum .fuerit, Theodorus. esse .cognoscatur ; aut po-<text:line-break/>tius in omni vile hujusmodi .tam facili. assensu abstineas,<text:line-break/>quem procidentiam et temeritatem nominant. Ego <text:span text:style-name="Default_20_Paragraph_20_Font"><text:span text:style-name="T1">serui.<text:line-break/></text:span></text:span>tibi uni dico, nullus me unquam ita deceptum esse<text:line-break/>ostendere poterit. Ab. adolescentiae namque temporibus</text:p>
      <text:p text:style-name="P3">ita me semper assuefeci, ut tam in his, quae <text:span text:style-name="Default_20_Paragraph_20_Font"><text:span text:style-name="T1">s</text:span></text:span>ensui, quam<text:line-break/>in his, quae rationi manifesta videntur, ab inconsulto et<text:line-break/>praecipiti assensu caverem : ad quae transiens jam tibi<text:line-break/>iterum in memoriam revocare hortarique deerevi, ut<text:line-break/>nulli falso fidem habeas, ut quotidie permultos amicorum<text:line-break/>alicui quaeris loque<text:span text:style-name="Default_20_Paragraph_20_Font"><text:span text:style-name="T1">nti </text:span></text:span>assentiri rideo; quod si duo,<text:line-break/>tres, aut quatuor idem dixerint, non renituntur: sed<text:line-break/>quum uni assensi plane fuerint, idem tribus aut quatuor<text:line-break/>dicentibus temere assentiuntur, neque illud perpendunt,<text:line-break/>utrum istos omnes ex una communi causa verum dicere,<text:line-break/>aut contra ex una communi causa mentiri liceat. Satius<text:line-break/>igitur fuerit hic cunctari, quemadmodum et ego facio, et-<text:line-break/>si quam maxime incredulum me, qui temere assentiuntur,<text:line-break/>nominent. Igitur amicorum meorum <text:span text:style-name="Default_20_Paragraph_20_Font"><text:span text:style-name="T1">n</text:span></text:span>onnulli sunt, qui, .<text:line-break/>quum aliquem peregre advenisse a quopiam audiverint,<text:line-break/>statim mihi venisse hominem renuncient; sed paulo post<text:line-break/>mendacii convicti, et a me reprehensi, tantum abest, ut in<text:line-break/>posterum se<text:span text:style-name="Default_20_Paragraph_20_Font"><text:span text:style-name="T1">t</text:span></text:span>e cautiores praestent, ut etiam mihi irascan-</text:p>
      <text:p text:style-name="P3">tur, dicantque, fe <text:span text:style-name="Default_20_Paragraph_20_Font"><text:span text:style-name="T1">n</text:span></text:span>on esse mendacii auctores, sed cuidam<text:line-break/>illud dicenti credidisse, ejusque peccatum esse, non<text:line-break/>suum, in assentie<text:span text:style-name="Default_20_Paragraph_20_Font"><text:span text:style-name="T1">n</text:span></text:span>do inconsultam temeritatem confide-<text:line-break/>rare nolentes. Nempe si, ut ego dicere con<text:span text:style-name="Default_20_Paragraph_20_Font"><text:span text:style-name="T1">t</text:span></text:span>ueri, ho-<text:line-break/>minem hunc misti hac de re hoc dixisse, hunc in mo-<text:line-break/>dmu et ipsi sermonem facerent, haud profecto mentiren-<text:line-break/>tur. Nunc vero, dum mendacium referenti credentes fal-<text:line-break/>luntur, non illum modo, verum etiam se ipsos mendaces esse<text:line-break/>demonstrant, quum, amicum peregre in patriam rediisse,<text:line-break/>ipsis non asserere, sed ab alio id se audiisse, dicere<text:line-break/>licet. Quandoquidem igitu<text:span text:style-name="Default_20_Paragraph_20_Font"><text:span text:style-name="T1">r</text:span></text:span>, hujusmodi rebus ipsorum<text:line-break/>haud multo post mendacium declarantibus, non desistunt<text:line-break/>temere assentiri, quid in abstrusis atque reconditis ipsis<text:line-break/>accidere putandum fit, quas percipe<text:span text:style-name="Default_20_Paragraph_20_Font"><text:span text:style-name="T1">r</text:span></text:span>e sane quam diffi-.<text:line-break/>olle est? Facilius quidem fuerit unius rei semper me-<text:line-break/>minisse, quam in ejus exacta cog<text:span text:style-name="Default_20_Paragraph_20_Font"><text:span text:style-name="T1">n</text:span></text:span>itione evidenter per-<text:line-break/>sistere ; . difficillimum autem idcirco fuerit , quoniam id</text:p>
      <text:p text:style-name="P3">ip<text:span text:style-name="Default_20_Paragraph_20_Font"><text:span text:style-name="T1">t</text:span></text:span>um facere plerique recusanti Mihi vero temeritatis<text:line-break/>ipsorum causam quaerenti nonnisi- ingenii excellentia haec<text:line-break/>omnia agere nisa est Celeriter enim quoduis aut sensu<text:line-break/>aut intelligentia consequi laudabile est, quod solum isti<text:line-break/>homines intuentes sese vicino cognitionis celeritate me-<text:line-break/>liores probaturos esse existimant, quum tamen ignorantiae<text:line-break/>potius celeritatem ostendant. Haec itaque. a me gene-<text:line-break/>ratim adversus omnes temere aliquid pronunuiantes in-<text:line-break/>venta dicere volui.</text:p>
      <text:h text:style-name="Heading_20_2" text:outline-level="2">Cap. Vll. </text:h>
      <text:p text:style-name="P5">Caeterum ad istos rursum philosophos<text:line-break/>revertemur, qui inconsiderate de corporibus in vacuo<text:line-break/>stantibus aut descendentibus sermocinantur. Architectus<text:line-break/>namque iste non affirmasset prius, quam in ipsum vacuum<text:line-break/>e mundo egressus rem experientia comprobasset, atque<text:line-break/>unumqu<text:span text:style-name="Default_20_Paragraph_20_Font"><text:span text:style-name="T1">o</text:span></text:span>dque in ipso positum co<text:span text:style-name="Default_20_Paragraph_20_Font"><text:span text:style-name="T1">r</text:span></text:span>pus aut eundem locum<text:line-break/>obtinere, aut in alium transinutari apertissime conspe-<text:line-break/>xisset. Ejusmodi namque ad demonstrationes constituen-<text:line-break/>das principiis evidentibus ac sine controversia ab omni-</text:p>
      <text:p text:style-name="P3">bus concessis ipsius <text:span text:style-name="Default_20_Paragraph_20_Font"><text:span text:style-name="T1">r</text:span></text:span> uti cognoscimus; at <text:span text:style-name="Default_20_Paragraph_20_Font"><text:span text:style-name="T4">vos.de </text:span></text:span>iis philo-<text:line-break/>scphantes, quorum nullam certem notitiam habetis, ea<text:line-break/>quam clarissime dignosci posse contenditis. Proxime<text:line-break/>duos altercantes philosophos audiri; alteri enim eorum<text:line-break/>aqua lignis g<text:span text:style-name="Default_20_Paragraph_20_Font"><text:span text:style-name="T1">r</text:span></text:span>avior esse videbatur, contra alter ligna<text:line-break/>graviora esse defendebat ; uterque autem fur<text:span text:style-name="Default_20_Paragraph_20_Font"><text:span text:style-name="T1">t</text:span></text:span>um ac<text:line-break/>deorsum intuens longas rationes asserebat. Praecipuum<text:line-break/>autem alterius philosophi argumentum, constrictam den-<text:line-break/>famque substantiam graviorem esse, quocirca ligna, quam<text:line-break/>aqua, <text:span text:style-name="Default_20_Paragraph_20_Font"><text:span text:style-name="T1">graviora esse;</text:span></text:span> alterius vero, ligna minus vacui<text:line-break/>continere. .Haec vero dicebant prolixis sermonibus, non<text:line-break/>demonstiativis rationibus sententiam suam roborantes, sin-<text:line-break/>quam ipsis rem sensu dijudicare (quemadmodum et nos<text:line-break/>facere novisti) non liceret. Sed ipsum philo<text:span text:style-name="Default_20_Paragraph_20_Font"><text:span text:style-name="T1">s</text:span></text:span>ophi adhuc<text:line-break/>dicere volentem interrogaverunt, quinam esset modus,<text:line-break/>per quem evidenter dignosci posset, utrum ipsorum .gra-<text:line-break/>vitis esset, neque enim lu lancibus id fieri posse dicebant,<text:line-break/>quemadmodum neque ex vale pleno; etenim expendere</text:p>
      <text:p text:style-name="P3">lignum possumus, non tamen vas aliquod ipso replere,<text:line-break/>quod rursum aqua implere valeamus. Haec igitur istis<text:line-break/>(ut soliti sunt) garrientibus, ridens architectus inquit:<text:line-break/>Vos <text:span text:style-name="Default_20_Paragraph_20_Font"><text:span text:style-name="T1">omne</text:span></text:span>s <text:span text:style-name="Default_20_Paragraph_20_Font"><text:span text:style-name="T1">sapiente</text:span></text:span>s <text:span text:style-name="Default_20_Paragraph_20_Font"><text:span text:style-name="T1">videri volente</text:span></text:span>s <text:span text:style-name="Default_20_Paragraph_20_Font"><text:span text:style-name="T1">ejusmodi semper<text:line-break/>esti</text:span></text:span>s, <text:span text:style-name="Default_20_Paragraph_20_Font"><text:span text:style-name="T1">quae extra mundum sunt, de .quibu</text:span></text:span>s <text:span text:style-name="Default_20_Paragraph_20_Font"><text:span text:style-name="T1">coniectura<text:line-break/>notitiam acc</text:span></text:span>i<text:span text:style-name="Default_20_Paragraph_20_Font"><text:span text:style-name="T1">pere solum c</text:span></text:span>o<text:span text:style-name="Default_20_Paragraph_20_Font"><text:span text:style-name="T1">ntingit, sc</text:span></text:span>i<text:span text:style-name="Default_20_Paragraph_20_Font"><text:span text:style-name="T1">entifice autem c</text:span></text:span>o<text:span text:style-name="Default_20_Paragraph_20_Font"><text:span text:style-name="T1">m-<text:line-break/>prehendi nequ</text:span></text:span>e<text:span text:style-name="Default_20_Paragraph_20_Font"><text:span text:style-name="T1">unt, cogn</text:span></text:span>o<text:span text:style-name="Default_20_Paragraph_20_Font"><text:span text:style-name="T1">scere vobi</text:span></text:span>s <text:span text:style-name="Default_20_Paragraph_20_Font"><text:span text:style-name="T1">persuadente</text:span></text:span>s , <text:span text:style-name="Default_20_Paragraph_20_Font"><text:span text:style-name="T1">haec<text:line-break/>autem, quae ad manum suat vel imperiti</text:span></text:span>s <text:span text:style-name="Default_20_Paragraph_20_Font"><text:span text:style-name="T1">h</text:span></text:span>o<text:span text:style-name="Default_20_Paragraph_20_Font"><text:span text:style-name="T1">minibu</text:span></text:span>s <text:span text:style-name="Default_20_Paragraph_20_Font"><text:span text:style-name="T1">in-<text:line-break/>terdum patentia, penitu</text:span></text:span>s <text:span text:style-name="Default_20_Paragraph_20_Font"><text:span text:style-name="T1">ignorant</text:span></text:span>e<text:span text:style-name="Default_20_Paragraph_20_Font"><text:span text:style-name="T1">s, quemadm</text:span></text:span>o<text:span text:style-name="Default_20_Paragraph_20_Font"><text:span text:style-name="T1">dum et<text:line-break/>id ipsum in praesentia pr</text:span></text:span>o<text:span text:style-name="Default_20_Paragraph_20_Font"><text:span text:style-name="T1">p</text:span></text:span>o<text:span text:style-name="Default_20_Paragraph_20_Font"><text:span text:style-name="T1">situm, aquae saillcet ac<text:line-break/>ligni ponderis exquisitio. </text:span></text:span>omnibus igitu<text:span text:style-name="Default_20_Paragraph_20_Font"><text:span text:style-name="T1">r</text:span></text:span>, qui ibi aderant,<text:line-break/>architectum rogantibus, ut, quo pactu ligni et aquae gra-<text:line-break/>vitas inter se comparari dijudicarique firma ac certa<text:line-break/>scientia posset, edoceret, ipse quidem brevi et aperte,<text:line-break/>ut omnes, qui aderant, praeter solos philosophos intelli-<text:line-break/>gerent, explanavit; ab illis vero bis et ter eundem ser-<text:line-break/>monent repetere coactus est, vixque intellexerunt. Qno-<text:line-break/>circa jure, inquit architectus, permulti nihil istis prae-</text:p>
      <text:p text:style-name="P3">ter inanem scientiae persuasi<text:span text:style-name="Default_20_Paragraph_20_Font"><text:span text:style-name="T1">on</text:span></text:span>em inesse praedicunt; in-,<text:line-break/>docti namque in rebus omnibus obscuris c<text:span text:style-name="Default_20_Paragraph_20_Font"><text:span text:style-name="T1">o</text:span></text:span>nvincuntur,<text:line-break/>qui vero sapientes haberi volunt, in notis et aperlissi-<text:line-break/>mis haerent atque hallucinantur. Ego vero hunc sier-<text:line-break/>monem subjiciens merit<text:span text:style-name="Default_20_Paragraph_20_Font"><text:span text:style-name="T1">o</text:span></text:span> id ipsis accidere dixi, quan-<text:line-break/>doquidem, ut a per se notis ad ignota transeundum sit,<text:line-break/>nunquam discere laborarunt, neque in illis sule rebus<text:line-break/>exercere, quae recte i<text:span text:style-name="Default_20_Paragraph_20_Font"><text:span text:style-name="T1">n</text:span></text:span>venientium veritatum compr<text:span text:style-name="Default_20_Paragraph_20_Font"><text:span text:style-name="T1">o</text:span></text:span>bare,<text:line-break/>non invenientium autem errorem coarguere queant. At<text:line-break/>ut rideatis, inquit, istorumque fastum, quantus sit, co-<text:line-break/>gnofcatis, unum ac duo ex iis; quae hujusmodi h<text:span text:style-name="Default_20_Paragraph_20_Font"><text:span text:style-name="T1">o</text:span></text:span>mines<text:line-break/>supercilia contrahe<text:span text:style-name="Default_20_Paragraph_20_Font"><text:span text:style-name="T1">n</text:span></text:span>tes inco<text:span text:style-name="Default_20_Paragraph_20_Font"><text:span text:style-name="T1">n</text:span></text:span>siderate pr<text:span text:style-name="Default_20_Paragraph_20_Font"><text:span text:style-name="T1">o</text:span></text:span>ferunt, v<text:span text:style-name="Default_20_Paragraph_20_Font"><text:span text:style-name="T1">o</text:span></text:span>bis<text:line-break/>recita<text:span text:style-name="Default_20_Paragraph_20_Font"><text:span text:style-name="T1">r</text:span></text:span>e decrevj. primumque illud praecipue dixero, quum<text:line-break/>Peripateticus quidam philosophus accessisset, unicum esse<text:line-break/>mundum asserens, eumque plenum, extra quem nullum<text:line-break/>esset vaouum, quemadmodum neque intus; duplici disse-<text:line-break/>rentia, dixi, ab hoc philosopho uterque istorum difcre-<text:line-break/>pat; ostendebam autem Stoicum philosophum et Epi-</text:p>
      <text:p text:style-name="P3">coreum. Stoicus enim in mundo quidem nihil . va-<text:line-break/>cui ,. sed extra mundum vacuum esse locum assere-<text:line-break/>bat; ambo haec Epicureus- concedens, in alio quo-^<text:line-break/>dam ab ipso dissentiebat; neque enim unum esse mun-<text:line-break/>dum, quemadmodum Stoicus, in hoc sane Peripateticis<text:line-break/>assentiens, opinatur, sed quemadmodum vacuum magni-<text:line-break/>tudine infinitum , ita et mundos in ipso multitudine in-<text:line-break/>finitos esse contendit. Ego vero, quae isti tres suis sum-<text:line-break/>niis patrocinari volentes dicerent, audivi, ipscsque nulla<text:line-break/>ratione demonstrativa, sed probabili et consentanea mu-<text:line-break/>niri exacte cognovi :. interdum vero neque sese , quod<text:line-break/>mentiantur, animadvertere, quum eos singulos, ut in hoc<text:line-break/>idem pr<text:span text:style-name="Default_20_Paragraph_20_Font"><text:span text:style-name="T1">o</text:span></text:span>positum aliquam demonstrationem afferrent, pro-<text:line-break/>vocaremus. . Sic itaque ea, quae in libris ipsorum scripta<text:line-break/>esse novimus , disserebant ; omnibus autem praesentibus<text:line-break/>clarissime nullus ipsorum rationem necessariam aut li-<text:line-break/>arearum demonstrationi consimilem , sed ex argumenta-<text:line-break/>tiunculis, quibus rhetores uti solent, compositam afferre</text:p>
      <text:p text:style-name="P3">visus est. Sed hactenus de divitibus sermo habitus est.<text:line-break/>Ad nos igitur ipfos , quicunque divites n<text:span text:style-name="Default_20_Paragraph_20_Font"><text:span text:style-name="T1">o</text:span></text:span>n sumus, re-<text:line-break/>vertamm, iterumque aliquem ex sapientibus percuncto-<text:line-break/>mur, num aequum sit seipsos solos veritatem cognoscen-<text:line-break/>tes praedicare, ab omnibus aliis tum imperitis, tum<text:line-break/>philosophis cognitam. Illud namque gravissimum est. (di-<text:line-break/>cebam), singulos videlicet philosophos extra proprium<text:line-break/>gregem a .<text:span text:style-name="Default_20_Paragraph_20_Font"><text:span text:style-name="T1">n</text:span></text:span>ullo alio laudari. Quem igitu<text:span text:style-name="Default_20_Paragraph_20_Font"><text:span text:style-name="T1">r</text:span></text:span> alium decet<text:line-break/>omnes philosophos judrcem quam ipsa sensibus evidentia<text:line-break/>expectare, atque ex. omnibus rationalibus artibus arith-<text:line-break/>meticos; ratiocinatores, geometras, astronomos, archis<text:line-break/>tectos, jurisconsultus , rhetores-, grammaticos, musicos?<text:line-break/>etenim, qui seipsum judicat atque coronat, aliorum ju-<text:line-break/>dicum si expectet sententiam, omnibus suffragiis con-<text:line-break/>denotabitur. Haeer in praesentia de peccatis abunde<text:line-break/>dicta su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3:11:00Z</meta:creation-date>
    <dc:date>2023-01-09T14:13:30.794000000</dc:date>
    <meta:editing-cycles>3</meta:editing-cycles>
    <meta:editing-duration>PT3M12S</meta:editing-duration>
    <meta:document-statistic meta:table-count="0" meta:image-count="0" meta:object-count="0" meta:page-count="46" meta:paragraph-count="61" meta:word-count="6465" meta:character-count="45877" meta:non-whitespace-character-count="39467"/>
    <meta:template xlink:type="simple" xlink:actuate="onRequest" xlink:title="" xlink:href="Normal.dotm"/>
  </office:meta>
</office:document-meta>
</file>